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амые основные и ключевые советы и правила</text:p>
      <text:p text:style-name="Standard">ChatGPT</text:p>
      <text:p text:style-name="P1">ChatGPT</text:p>
      <text:p text:style-name="Text_20_body">Конечно, вот самые основные и ключевые советы и правила при работе с PHP:</text:p>
      <text:list xml:id="list6731459058099470453" text:style-name="L1">
        <text:list-item>
          <text:p text:style-name="P2"><text:span text:style-name="Strong_20_Emphasis">Безопасность превыше всего</text:span>:</text:p>
          <text:list>
            <text:list-item>
              <text:p text:style-name="P3">Фильтруйте и валидируйте все внешние данные, чтобы предотвратить атаки XSS, SQL-инъекции и другие уязвимости.</text:p>
            </text:list-item>
            <text:list-item>
              <text:p text:style-name="P3">Никогда не доверяйте входным данным и всегда используйте безопасные методы работы с базой данных и файлами.</text:p>
            </text:list-item>
          </text:list>
        </text:list-item>
        <text:list-item>
          <text:p text:style-name="P2"><text:span text:style-name="Strong_20_Emphasis">Читаемость кода</text:span>:</text:p>
          <text:list>
            <text:list-item>
              <text:p text:style-name="P3">Пишите чистый, понятный и легко читаемый код. Используйте понятные имена переменных и функций, а также добавляйте комментарии там, где это необходимо.</text:p>
            </text:list-item>
          </text:list>
        </text:list-item>
        <text:list-item>
          <text:p text:style-name="P2"><text:span text:style-name="Strong_20_Emphasis">Используйте современные практики и стандарты</text:span>:</text:p>
          <text:list>
            <text:list-item>
              <text:p text:style-name="P3">Следуйте стандартам кодирования, таким как PSR (PHP Standards Recommendations), чтобы ваш код был согласован и понятен другим разработчикам.</text:p>
            </text:list-item>
            <text:list-item>
              <text:p text:style-name="P3">Изучайте и применяйте лучшие практики разработки, такие как использование ООП, принципов SOLID и паттернов проектирования.</text:p>
            </text:list-item>
          </text:list>
        </text:list-item>
        <text:list-item>
          <text:p text:style-name="P2"><text:span text:style-name="Strong_20_Emphasis">Тестирование кода</text:span>:</text:p>
          <text:list>
            <text:list-item>
              <text:p text:style-name="P3">Пишите тесты для вашего кода, чтобы обнаруживать ошибки и убеждаться в его надежности.</text:p>
            </text:list-item>
            <text:list-item>
              <text:p text:style-name="P3">Практикуйте модульное тестирование, функциональное тестирование и интеграционное тестирование для обеспечения качества вашего приложения.</text:p>
            </text:list-item>
          </text:list>
        </text:list-item>
        <text:list-item>
          <text:p text:style-name="P2"><text:span text:style-name="Strong_20_Emphasis">Оптимизация производительности</text:span>:</text:p>
          <text:list>
            <text:list-item>
              <text:p text:style-name="P3">Оптимизируйте ваш код и SQL-запросы для повышения производительности вашего приложения.</text:p>
            </text:list-item>
            <text:list-item>
              <text:p text:style-name="P3">Используйте кеширование и другие методы оптимизации, чтобы ускорить загрузку страниц и снизить нагрузку на сервер.</text:p>
            </text:list-item>
          </text:list>
        </text:list-item>
        <text:list-item>
          <text:p text:style-name="P2"><text:span text:style-name="Strong_20_Emphasis">Изучение и использование фреймворков</text:span>:</text:p>
          <text:list>
            <text:list-item>
              <text:p text:style-name="P3">Используйте PHP-фреймворки, такие как Laravel, Symfony или Yii, чтобы ускорить разработку и использовать готовые решения для распространенных задач.</text:p>
            </text:list-item>
            <text:list-item>
              <text:p text:style-name="P3">Изучайте документацию фреймворков и следуйте лучшим практикам, рекомендованным разработчиками фреймворков.</text:p>
            </text:list-item>
          </text:list>
        </text:list-item>
        <text:list-item>
          <text:p text:style-name="P2"><text:span text:style-name="Strong_20_Emphasis">Постоянное обучение и саморазвитие</text:span>:</text:p>
          <text:list>
            <text:list-item>
              <text:p text:style-name="P3">Никогда не останавливайтесь на достигнутом и продолжайте учиться новым вещам.</text:p>
            </text:list-item>
            <text:list-item>
              <text:p text:style-name="P2">Принимайте участие в митапах, конференциях и онлайн-курсах, чтобы быть в курсе последних тенденций и технологий в мире PHP.</text:p>
            </text:list-item>
          </text:list>
        </text:list-item>
      </text:list>
      <text:p text:style-name="Text_20_body">Соблюдение этих основных и ключевых советов и правил поможет вам создавать безопасные, эффективные и высококачественные приложения на PHP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1:35:15.90</dc:date>
    <meta:document-statistic meta:table-count="0" meta:image-count="0" meta:object-count="0" meta:page-count="1" meta:paragraph-count="25" meta:word-count="273" meta:character-count="2009"/>
    <dc:creator>Dima Wide</dc:creator>
    <meta:user-defined meta:name="Info 1"/>
    <meta:user-defined meta:name="Info 2"/>
    <meta:user-defined meta:name="Info 3"/>
    <meta:user-defined meta:name="Info 4"/>
  </office:meta>
</office:document-meta>
</file>